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ComparatorTests.testProperty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ComparatorTests.testChainedCompa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g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omparatorTests.testChainedComparatorsRever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g.setNickName( String ni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.getNic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omparatorTests.testPropertyComparator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